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7.067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98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02cm solid #000000" style:vertical-align="automatic"/>
      <style:paragraph-properties fo:text-align="center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9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13/02/2020</text:p>
          </table:table-cell>
          <table:table-cell table:style-name="ce2" office:value-type="string">
            <text:p>IONIC IOS WORD &amp; PICTURE upload implemented commit. &amp; Advertisement API Implementation &amp; Motto data insertion &amp; AWS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19/02/2020</text:p>
          </table:table-cell>
          <table:table-cell table:style-name="ce2" office:value-type="string">
            <text:p>IOS BUILD &amp; Advertisement Issue fix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20/02/2020</text:p>
          </table:table-cell>
          <table:table-cell table:style-name="ce2" office:value-type="string">
            <text:p>IOS Video, Audio duration issue fix &amp;&amp; IOS MR check and IPA file generation &amp;&amp; AWS Cloudfront RD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21/02/2020</text:p>
          </table:table-cell>
          <table:table-cell table:style-name="ce7" office:value-type="string">
            <text:p>Code Analysis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22/02/2020</text:p>
          </table:table-cell>
          <table:table-cell table:style-name="ce7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23/02/2020</text:p>
          </table:table-cell>
          <table:table-cell table:style-name="ce7" office:value-type="string">
            <text:p>IONIC IOS AASA Configuration &amp; Integration Support <text:s/>&amp; APK TESTING 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>
            <text:p>Total</text:p>
          </table:table-cell>
          <table:table-cell table:style-name="ce8" office:value-type="string">
            <text:p>256hrs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A15:Sheet1.A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020/02/25</text:date>, <text:time>13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9-12-27T09:51:04Z</meta:creation-date>
    <dc:date>2020-02-25T13:00:26.62</dc:date>
    <meta:editing-cycles>169</meta:editing-cycles>
    <meta:editing-duration>PT2H10M5S</meta:editing-duration>
    <meta:document-statistic meta:table-count="1" meta:cell-count="58" meta:object-count="0"/>
  </office:meta>
</office:document-meta>
</file>